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5cm" fo:min-width="4.3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3cm" fo:min-width="0cm"/>
    </style:style>
    <style:style style:name="gr6" style:family="graphic" style:parent-style-name="standard">
      <style:graphic-properties draw:stroke="none" svg:stroke-color="#000000" draw:fill="none" draw:fill-color="#ffffff" fo:min-height="0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cm" svg:height="2.5cm" svg:x="8.9cm" svg:y="4.9cm">
          <text:p text:style-name="P1"><text:span text:style-name="T1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cm" svg:height="2.5cm" svg:x="3.8cm" svg:y="14.2cm">
          <text:p text:style-name="P1"><text:span text:style-name="T1">send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cm" svg:height="2.5cm" svg:x="13.7cm" svg:y="14.2cm">
          <text:p text:style-name="P1"><text:span text:style-name="T1">recieve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cm" svg:height="2.5cm" svg:x="13.7cm" svg:y="8.6cm">
          <text:p text:style-name="P1"><text:span text:style-name="T1">init_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cm" svg:height="2.5cm" svg:x="8cm" svg:y="10.9cm">
          <text:p text:style-name="P1"><text:span text:style-name="T1">init_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266cm" svg:y1="7.034cm" svg:x2="9.25cm" svg:y2="10.9cm" draw:start-shape="id1" draw:start-glue-point="7" draw:end-shape="id2" draw:end-glue-point="4" svg:d="m9266 7034v2117h-16v1749" svg:viewBox="0 0 17 3867">
          <text:p/>
        </draw:connector>
        <draw:connector draw:style-name="gr2" draw:text-style-name="P1" draw:layer="layout" svg:x1="11.034cm" svg:y1="7.034cm" svg:x2="14.95cm" svg:y2="8.6cm" draw:start-shape="id1" draw:start-glue-point="9" draw:end-shape="id3" draw:end-glue-point="4" svg:d="m11034 7034v967h3916v599" svg:viewBox="0 0 3917 1567">
          <text:p/>
        </draw:connector>
        <draw:connector draw:style-name="gr3" draw:text-style-name="P1" draw:layer="layout" svg:x1="10.134cm" svg:y1="13.034cm" svg:x2="5.934cm" svg:y2="14.566cm" draw:start-shape="id2" draw:start-glue-point="9" draw:end-shape="id4" draw:end-glue-point="11" svg:d="m10134 13034v1532h-4200" svg:viewBox="0 0 4201 1533">
          <text:p text:style-name="P1">ON UDP</text:p>
        </draw:connector>
        <draw:connector draw:style-name="gr2" draw:text-style-name="P1" draw:layer="layout" svg:x1="14.95cm" svg:y1="11.1cm" svg:x2="14.95cm" svg:y2="14.2cm" draw:start-shape="id3" draw:start-glue-point="8" draw:end-shape="id5" draw:end-glue-point="4" svg:d="m14950 11100v3100" svg:viewBox="0 0 1 3101">
          <text:p/>
        </draw:connector>
        <draw:frame draw:style-name="gr4" draw:text-style-name="P3" draw:layer="layout" svg:width="4.839cm" svg:height="0.64cm" svg:x="4.3cm" svg:y="12.2cm">
          <draw:text-box>
            <text:p text:style-name="P3"><text:span text:style-name="T2">Recieve event detected</text:span></text:p>
          </draw:text-box>
        </draw:frame>
        <draw:custom-shape draw:style-name="gr1" draw:text-style-name="P2" xml:id="id6" draw:id="id6" draw:layer="layout" svg:width="2.5cm" svg:height="2.5cm" svg:x="15.6cm" svg:y="19cm">
          <text:p text:style-name="P1"><text:span text:style-name="T1">save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2.5cm" svg:height="2.5cm" svg:x="1.1cm" svg:y="18.8cm">
          <text:p text:style-name="P1"><text:span text:style-name="T1">select_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7cm" svg:y1="9.85cm" svg:x2="10.15cm" svg:y2="7.4cm" draw:start-shape="id3" draw:start-glue-point="6" draw:end-shape="id1" draw:end-glue-point="8" svg:d="m13700 9850h-3550v-2450" svg:viewBox="0 0 3551 2451">
          <text:p/>
        </draw:connector>
        <draw:frame draw:style-name="gr5" draw:text-style-name="P4" draw:layer="layout" svg:width="2.415cm" svg:height="1.663cm" svg:x="10.785cm" svg:y="10.1cm">
          <draw:text-box>
            <text:p><text:span text:style-name="T1">On cancel</text:span></text:p>
          </draw:text-box>
        </draw:frame>
        <draw:connector draw:style-name="gr2" draw:text-style-name="P1" draw:layer="layout" svg:x1="4.166cm" svg:y1="14.566cm" svg:x2="8.9cm" svg:y2="6.15cm" draw:start-shape="id4" draw:start-glue-point="5" draw:end-shape="id1" draw:end-glue-point="6" svg:d="m4166 14566v-8416h4734" svg:viewBox="0 0 4735 8417">
          <text:p/>
        </draw:connector>
        <draw:frame draw:style-name="gr6" draw:text-style-name="P4" draw:layer="layout" svg:width="4cm" svg:height="0.725cm" svg:x="4.1cm" svg:y="5.4cm">
          <draw:text-box>
            <text:p><text:span text:style-name="T1">On cancel</text:span></text:p>
          </draw:text-box>
        </draw:frame>
        <draw:connector draw:style-name="gr2" draw:text-style-name="P1" draw:layer="layout" svg:x1="6.3cm" svg:y1="15.45cm" svg:x2="13.7cm" svg:y2="15.45cm" draw:start-shape="id4" draw:start-glue-point="10" draw:end-shape="id5" svg:d="m6300 15450h7400" svg:viewBox="0 0 7401 1">
          <text:p/>
        </draw:connector>
        <draw:connector draw:style-name="gr2" draw:text-style-name="P1" draw:layer="layout" svg:x1="15.834cm" svg:y1="16.334cm" svg:x2="16.85cm" svg:y2="19cm" draw:start-shape="id5" draw:start-glue-point="9" draw:end-shape="id6" draw:end-glue-point="4" svg:d="m15834 16334v1517h1016v1149" svg:viewBox="0 0 1017 2667">
          <text:p/>
        </draw:connector>
        <draw:custom-shape draw:style-name="gr1" draw:text-style-name="P1" xml:id="id7" draw:id="id7" draw:layer="layout" svg:width="2.1cm" svg:height="2.1cm" svg:x="5.6cm" svg:y="7.6cm">
          <text:p text:style-name="P1"><text:span text:style-name="T1">connect_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266cm" svg:y1="7.034cm" svg:x2="6.65cm" svg:y2="7.6cm" draw:start-shape="id1" draw:start-glue-point="7" draw:end-shape="id7" draw:end-glue-point="4" svg:d="m9266 7034h-2616v566" svg:viewBox="0 0 2617 567">
          <text:p/>
        </draw:connector>
        <draw:connector draw:style-name="gr3" draw:text-style-name="P1" draw:layer="layout" svg:x1="5.907cm" svg:y1="9.393cm" svg:x2="5.05cm" svg:y2="14.2cm" draw:start-shape="id7" draw:start-glue-point="7" draw:end-shape="id4" draw:end-glue-point="4" svg:d="m5907 9393v2558h-857v2249" svg:viewBox="0 0 858 4808">
          <text:p text:style-name="P1">ON TCP</text:p>
        </draw:connector>
        <draw:connector draw:style-name="gr3" draw:text-style-name="P2" draw:layer="layout" svg:x1="14.066cm" svg:y1="16.334cm" svg:x2="5.934cm" svg:y2="16.334cm" draw:start-shape="id5" draw:start-glue-point="7" draw:end-shape="id4" draw:end-glue-point="9" svg:d="m14066 16334h-8132" svg:viewBox="0 0 8133 1">
          <text:p text:style-name="P1"><text:span text:style-name="T1"/></text:p>
          <text:p text:style-name="P1"><text:span text:style-name="T1"/></text:p>
          <text:p text:style-name="P1"><text:span text:style-name="T1">RUDP : Send ACK after each packet transfer</text:span></text:p>
        </draw:connector>
        <draw:connector draw:style-name="gr2" draw:text-style-name="P1" draw:layer="layout" svg:x1="3.8cm" svg:y1="15.45cm" svg:x2="1.466cm" svg:y2="19.166cm" draw:start-shape="id4" draw:start-glue-point="6" draw:end-shape="id8" draw:end-glue-point="5" svg:d="m3800 15450h-2334v3716" svg:viewBox="0 0 2335 3717">
          <text:p/>
        </draw:connector>
        <draw:custom-shape draw:style-name="gr1" draw:text-style-name="P2" xml:id="id9" draw:id="id9" draw:layer="layout" svg:width="2.7cm" svg:height="2.7cm" svg:x="5.1cm" svg:y="18.7cm">
          <text:p text:style-name="P1"><text:span text:style-name="T1">grab_hea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cm" svg:y1="20.05cm" svg:x2="5.1cm" svg:y2="20.05cm" draw:start-shape="id8" draw:start-glue-point="10" draw:end-shape="id9" svg:d="m3600 20050h1500" svg:viewBox="0 0 1501 1">
          <text:p/>
        </draw:connector>
        <draw:connector draw:style-name="gr2" draw:text-style-name="P1" draw:layer="layout" svg:x1="5.495cm" svg:y1="19.095cm" svg:x2="5.05cm" svg:y2="16.7cm" draw:start-shape="id9" draw:start-glue-point="5" draw:end-shape="id4" draw:end-glue-point="8" svg:d="m5495 19095v-1394h-445v-1001" svg:viewBox="0 0 446 239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26T17:31:38.611000000</meta:creation-date>
    <dc:date>2014-02-12T03:05:34.067000000</dc:date>
    <meta:editing-duration>PT3H5M28S</meta:editing-duration>
    <meta:editing-cycles>4</meta:editing-cycles>
    <meta:generator>LibreOffice/4.1.4.2$Windows_x86 LibreOffice_project/0a0440ccc0227ad9829de5f46be37cfb6edcf72</meta:generator>
    <meta:document-statistic meta:object-count="26"/>
  </office:meta>
</office:document-meta>
</file>